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bdcac" officeooo:paragraph-rsid="001bdcac"/>
    </style:style>
    <style:style style:name="P2" style:family="paragraph" style:parent-style-name="Standard">
      <style:text-properties officeooo:rsid="001bdcac" officeooo:paragraph-rsid="001bdcac"/>
    </style:style>
    <style:style style:name="P3" style:family="paragraph" style:parent-style-name="Standard">
      <style:text-properties fo:language="ru" fo:country="RU" officeooo:rsid="001bdcac" officeooo:paragraph-rsid="001bdcac"/>
    </style:style>
    <style:style style:name="P4" style:family="paragraph" style:parent-style-name="Standard">
      <style:text-properties fo:language="ru" fo:country="RU" officeooo:rsid="001ed222" officeooo:paragraph-rsid="001ed222"/>
    </style:style>
    <style:style style:name="P5" style:family="paragraph" style:parent-style-name="Standard">
      <style:text-properties fo:language="ru" fo:country="RU" officeooo:rsid="002a3fa9" officeooo:paragraph-rsid="002a3fa9"/>
    </style:style>
    <style:style style:name="P6" style:family="paragraph" style:parent-style-name="Standard">
      <style:text-properties fo:language="ru" fo:country="RU" officeooo:rsid="002a3fa9" officeooo:paragraph-rsid="002ba413"/>
    </style:style>
    <style:style style:name="P7" style:family="paragraph" style:parent-style-name="Standard">
      <style:text-properties fo:language="ru" fo:country="RU" officeooo:rsid="0035fe71" officeooo:paragraph-rsid="0035fe71"/>
    </style:style>
    <style:style style:name="P8" style:family="paragraph" style:parent-style-name="Standard">
      <style:text-properties officeooo:rsid="0021a271" officeooo:paragraph-rsid="0021a27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e125"/>
    </style:style>
    <style:style style:name="T3" style:family="text">
      <style:text-properties fo:language="en" fo:country="US" officeooo:rsid="001e2fe9"/>
    </style:style>
    <style:style style:name="T4" style:family="text">
      <style:text-properties fo:language="en" fo:country="US" officeooo:rsid="00207298"/>
    </style:style>
    <style:style style:name="T5" style:family="text">
      <style:text-properties fo:language="en" fo:country="US" officeooo:rsid="002785ed"/>
    </style:style>
    <style:style style:name="T6" style:family="text">
      <style:text-properties fo:language="en" fo:country="US" officeooo:rsid="002ba413"/>
    </style:style>
    <style:style style:name="T7" style:family="text">
      <style:text-properties fo:language="en" fo:country="US" officeooo:rsid="002c248f"/>
    </style:style>
    <style:style style:name="T8" style:family="text">
      <style:text-properties fo:language="en" fo:country="US" officeooo:rsid="002dd5d0"/>
    </style:style>
    <style:style style:name="T9" style:family="text">
      <style:text-properties fo:language="en" fo:country="US" officeooo:rsid="002f7a73"/>
    </style:style>
    <style:style style:name="T10" style:family="text">
      <style:text-properties fo:language="en" fo:country="US" officeooo:rsid="00315cd0"/>
    </style:style>
    <style:style style:name="T11" style:family="text">
      <style:text-properties fo:language="en" fo:country="US" officeooo:rsid="00328c9c"/>
    </style:style>
    <style:style style:name="T12" style:family="text">
      <style:text-properties fo:language="en" fo:country="US" officeooo:rsid="0035fe71"/>
    </style:style>
    <style:style style:name="T13" style:family="text">
      <style:text-properties fo:language="en" fo:country="US" officeooo:rsid="00385a08"/>
    </style:style>
    <style:style style:name="T14" style:family="text">
      <style:text-properties fo:language="de" fo:country="DE" officeooo:rsid="001e2fe9"/>
    </style:style>
    <style:style style:name="T15" style:family="text">
      <style:text-properties fo:language="de" fo:country="DE" officeooo:rsid="0036668a"/>
    </style:style>
    <style:style style:name="T16" style:family="text">
      <style:text-properties fo:language="de" fo:country="DE" officeooo:rsid="003746f3"/>
    </style:style>
    <style:style style:name="T17" style:family="text">
      <style:text-properties fo:language="de" fo:country="DE" officeooo:rsid="00375934"/>
    </style:style>
    <style:style style:name="T18" style:family="text">
      <style:text-properties fo:language="ru" fo:country="RU"/>
    </style:style>
    <style:style style:name="T19" style:family="text">
      <style:text-properties officeooo:rsid="001ce125"/>
    </style:style>
    <style:style style:name="T20" style:family="text">
      <style:text-properties officeooo:rsid="001e2fe9"/>
    </style:style>
    <style:style style:name="T21" style:family="text">
      <style:text-properties officeooo:rsid="00207298"/>
    </style:style>
    <style:style style:name="T22" style:family="text">
      <style:text-properties officeooo:rsid="002785ed"/>
    </style:style>
    <style:style style:name="T23" style:family="text">
      <style:text-properties officeooo:rsid="002ba413"/>
    </style:style>
    <style:style style:name="T24" style:family="text">
      <style:text-properties officeooo:rsid="002dd5d0"/>
    </style:style>
    <style:style style:name="T25" style:family="text">
      <style:text-properties officeooo:rsid="0035fe71"/>
    </style:style>
    <style:style style:name="T26" style:family="text">
      <style:text-properties officeooo:rsid="0036668a"/>
    </style:style>
    <style:style style:name="T27" style:family="text">
      <style:text-properties officeooo:rsid="003746f3"/>
    </style:style>
    <style:style style:name="T28" style:family="text">
      <style:text-properties officeooo:rsid="00375934"/>
    </style:style>
    <style:style style:name="T29" style:family="text">
      <style:text-properties officeooo:rsid="00385a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Параметры устройства, на котором были проведены тестовые запуски:</text:p>
      <text:p text:style-name="P2"><text:tab/>Тактовая частота процессора — 3.<text:span text:style-name="T1">40 GHz</text:span></text:p>
      <text:p text:style-name="P2"><text:tab/>Объем оперативной памяти — <text:span text:style-name="T1">16 </text:span><text:span text:style-name="T18">Гб</text:span></text:p>
      <text:p text:style-name="P2"><text:tab/>Операционная система — <text:span text:style-name="T1">Windows 10</text:span></text:p>
      <text:p text:style-name="P8">Все тестовые запуски производились 10 раз, указанные значения являются усредненными.</text:p>
      <text:p text:style-name="P3">Тест 1. Увеличение длины строки, в которой ищется подстрока (<text:span text:style-name="T1">brute force).</text:span></text:p>
      <text:p text:style-name="P3"><text:tab/>Первый том — <text:span text:style-name="T24">21 </text:span><text:span text:style-name="T8">ms</text:span></text:p>
      <text:p text:style-name="P3"><text:tab/>Первый и второй том — <text:span text:style-name="T9">33</text:span> <text:span text:style-name="T1">ms</text:span></text:p>
      <text:p text:style-name="P3"><text:tab/><text:span text:style-name="T19">Первый, второй и третий том — </text:span><text:span text:style-name="T10">46</text:span><text:span text:style-name="T19"> </text:span><text:span text:style-name="T2">ms</text:span></text:p>
      <text:p text:style-name="P3"><text:span text:style-name="T2"><text:tab/></text:span><text:span text:style-name="T20">Первый, второй, третий и четвертый том — </text:span><text:span text:style-name="T11">58</text:span><text:span text:style-name="T20"> </text:span><text:span text:style-name="T3">ms</text:span></text:p>
      <text:p text:style-name="P4">Тест 2. Увеличение длины искомой подстроки (<text:span text:style-name="T1">brute force).</text:span></text:p>
      <text:p text:style-name="P4"><text:tab/> <text:span text:style-name="T20">Первый том</text:span><text:span text:style-name="T14">:</text:span></text:p>
      <text:p text:style-name="P4"><text:span text:style-name="T14"><text:tab/><text:tab/>„</text:span>князь<text:span text:style-name="T14">“ – </text:span><text:span text:style-name="T15">1</text:span><text:span text:style-name="T26">9</text:span><text:span text:style-name="T21"> </text:span><text:span text:style-name="T4">ms</text:span></text:p>
      <text:p text:style-name="P4"><text:tab/><text:tab/><text:span text:style-name="T14">„</text:span>князь Андрей<text:span text:style-name="T14">“ – </text:span><text:span text:style-name="T16">2</text:span><text:span text:style-name="T27">3</text:span><text:span text:style-name="T4"> ms</text:span></text:p>
      <text:p text:style-name="P4"><text:span text:style-name="T14"><text:tab/><text:tab/>„</text:span>князь Андрей Болконский<text:span text:style-name="T14">“ – </text:span><text:span text:style-name="T17">1</text:span><text:span text:style-name="T28">7</text:span><text:span text:style-name="T22"> </text:span><text:span text:style-name="T5">ms</text:span></text:p>
      <text:p text:style-name="P4"><text:span text:style-name="T5"><text:tab/></text:span><text:span text:style-name="T25">Время очевидно не соотносится, как длины искомых подстрок, </text:span><text:span text:style-name="T29">потому что </text:span><text:span text:style-name="T13">brute force </text:span><text:span text:style-name="T29">не зависит от длины строки, так как цикл останавливается после первого несовпадения.</text:span></text:p>
      <text:p text:style-name="P5">Тест 3. Сравнение <text:span text:style-name="T1">brute force </text:span>и хэшей.</text:p>
      <text:p text:style-name="P5"><text:tab/>Строка = «<text:span text:style-name="T1">a</text:span>»<text:span text:style-name="T1">*1000000, </text:span>подстрока = «<text:span text:style-name="T1">a</text:span>»<text:span text:style-name="T1">*100 + </text:span>«<text:span text:style-name="T1">b</text:span>»:</text:p>
      <text:p text:style-name="P5"><text:tab/><text:tab/><text:span text:style-name="T6">brute force – 365 ms</text:span></text:p>
      <text:p text:style-name="P5"><text:span text:style-name="T6"><text:tab/><text:tab/></text:span><text:span text:style-name="T23">хэши — </text:span><text:span text:style-name="T25">30</text:span><text:span text:style-name="T6"> ms</text:span></text:p>
      <text:p text:style-name="P7"><text:tab/>В этом случае <text:span text:style-name="T1">brute force </text:span>каждый раз проходит 100 элементов и только на последнем элементе понимает, что рассматриваемый фрагмент не является данной подстрокой, хэши же работают намного быстрее, так как сразу «понимают», что рассматриваемый фрагмент строки <text:s/>не является данной подстрокой.</text:p>
      <text:p text:style-name="P6"><text:span text:style-name="T6"><text:tab/></text:span>Строка = «<text:span text:style-name="T1">a</text:span>»<text:span text:style-name="T1">*1000000, </text:span>подстрока = «<text:span text:style-name="T1">b</text:span>» <text:span text:style-name="T23">+ </text:span>«<text:span text:style-name="T1">a</text:span>»<text:span text:style-name="T1">*100</text:span>:</text:p>
      <text:p text:style-name="P6"><text:tab/><text:tab/><text:span text:style-name="T6">brute force – </text:span><text:span text:style-name="T7">21</text:span><text:span text:style-name="T6"> ms</text:span></text:p>
      <text:p text:style-name="P6"><text:span text:style-name="T6"><text:tab/><text:tab/></text:span><text:span text:style-name="T23">хэши —</text:span><text:span text:style-name="T6"> </text:span><text:span text:style-name="T7">30</text:span><text:span text:style-name="T6"> ms</text:span></text:p>
      <text:p text:style-name="P6"><text:span text:style-name="T6"><text:tab/></text:span><text:span text:style-name="T25">Здесь же </text:span><text:span text:style-name="T12">brute force </text:span><text:span text:style-name="T25">с первого символа «понимает», что рассматриваемый фрагмент не является искомой подстрокой, а хэши перед этим еще рекурентно высчитывают новое значение, поэтому работают немного дольше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dcac" officeooo:paragraph-rsid="001bdca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Бочаров Александр КНМО-101 Тесты алгоритмов поиски подстроки в строке.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6T16:00:24.979000000</meta:creation-date>
    <dc:date>2022-11-06T17:26:20.266000000</dc:date>
    <meta:editing-duration>PT1H25M42S</meta:editing-duration>
    <meta:editing-cycles>27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26" meta:word-count="228" meta:character-count="1544" meta:non-whitespace-character-count="1299"/>
  </office:meta>
</office:document-meta>
</file>